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d130" officeooo:paragraph-rsid="0005d130"/>
    </style:style>
    <style:style style:name="P2" style:family="paragraph" style:parent-style-name="Standard">
      <style:text-properties fo:font-weight="normal" officeooo:rsid="0005d130" officeooo:paragraph-rsid="0005d130" style:font-weight-asian="normal" style:font-weight-complex="normal"/>
    </style:style>
    <style:style style:name="P3" style:family="paragraph" style:parent-style-name="Standard">
      <style:text-properties fo:font-weight="normal" officeooo:rsid="00076f2b" officeooo:paragraph-rsid="00076f2b" style:font-weight-asian="normal" style:font-weight-complex="normal"/>
    </style:style>
    <style:style style:name="P4" style:family="paragraph" style:parent-style-name="Standard">
      <style:text-properties fo:font-weight="normal" officeooo:rsid="0007e36b" officeooo:paragraph-rsid="0007e36b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VS- 18<text:span text:style-name="T1">th</text:span> sept</text:p>
      <text:p text:style-name="P1"/>
      <text:p text:style-name="P1"><text:span text:style-name="T3">Disrupting Dominant Narratives through:</text:span></text:p>
      <text:p text:style-name="P1"><text:span text:style-name="T3"/></text:p>
      <text:p text:style-name="P1"><text:span text:style-name="T3">-</text:span><text:span text:style-name="T4">Political ecology </text:span></text:p>
      <text:p text:style-name="P1"><text:span text:style-name="T4"/></text:p>
      <text:p text:style-name="P1"><text:span text:style-name="T4">-science</text:span></text:p>
      <text:p text:style-name="P1"><text:span text:style-name="T4"/></text:p>
      <text:p text:style-name="P1"><text:span text:style-name="T4">Why does Delhi have air pollution-</text:span></text:p>
      <text:p text:style-name="P1"><text:span text:style-name="T4">Stubble burning, population, Vehicles, Factories and Industries, Diwali, Geography, Truchs/bypass, smoking</text:span></text:p>
      <text:p text:style-name="P2"/>
      <text:p text:style-name="P3">Solutions-</text:p>
      <text:p text:style-name="P3">odd even, selective ban on crackers, air purifyers</text:p>
      <text:p text:style-name="P3"/>
      <text:p text:style-name="P4">we analysed graphs showing pollution data around diwali for 3 yea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5:02:20.475539469</meta:creation-date>
    <dc:date>2019-09-18T15:33:04.363296194</dc:date>
    <meta:editing-duration>PT10M1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47" meta:character-count="347" meta:non-whitespace-character-count="308"/>
  </office:meta>
</office:document-meta>
</file>